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da986"/>
    </style:style>
    <style:style style:name="P2" style:family="paragraph" style:parent-style-name="Heading_20_3">
      <style:text-properties officeooo:paragraph-rsid="000da986"/>
    </style:style>
    <style:style style:name="P3" style:family="paragraph" style:parent-style-name="Preformatted_20_Text">
      <style:text-properties officeooo:rsid="01344c8f" officeooo:paragraph-rsid="000da986"/>
    </style:style>
    <style:style style:name="P4" style:family="paragraph" style:parent-style-name="Preformatted_20_Text">
      <style:text-properties officeooo:paragraph-rsid="000da986"/>
    </style:style>
    <style:style style:name="P5" style:family="paragraph" style:parent-style-name="Standard">
      <style:text-properties officeooo:paragraph-rsid="000da986"/>
    </style:style>
    <style:style style:name="P6" style:family="paragraph" style:parent-style-name="Text_20_body" style:list-style-name="L1">
      <style:text-properties officeooo:rsid="01344c8f" officeooo:paragraph-rsid="000da986"/>
    </style:style>
    <style:style style:name="P7" style:family="paragraph" style:parent-style-name="Text_20_body" style:list-style-name="L4">
      <style:text-properties officeooo:rsid="01344c8f" officeooo:paragraph-rsid="000da986"/>
    </style:style>
    <style:style style:name="P8" style:family="paragraph" style:parent-style-name="Text_20_body" style:list-style-name="L5">
      <style:text-properties officeooo:rsid="01344c8f" officeooo:paragraph-rsid="000da986"/>
    </style:style>
    <style:style style:name="P9" style:family="paragraph" style:parent-style-name="Text_20_body">
      <style:text-properties officeooo:rsid="01344c8f" officeooo:paragraph-rsid="000da986"/>
    </style:style>
    <style:style style:name="P10" style:family="paragraph" style:parent-style-name="Text_20_body" style:list-style-name="L1">
      <style:text-properties officeooo:paragraph-rsid="000da986"/>
    </style:style>
    <style:style style:name="P11" style:family="paragraph" style:parent-style-name="Text_20_body">
      <style:text-properties officeooo:rsid="0138a9d7" officeooo:paragraph-rsid="000da986"/>
    </style:style>
    <style:style style:name="P12" style:family="paragraph" style:parent-style-name="Text_20_body">
      <style:text-properties officeooo:rsid="0135f985" officeooo:paragraph-rsid="000da986"/>
    </style:style>
    <style:style style:name="P13" style:family="paragraph" style:parent-style-name="Text_20_body">
      <style:text-properties officeooo:paragraph-rsid="000da986"/>
    </style:style>
    <style:style style:name="P14" style:family="paragraph" style:parent-style-name="Text_20_body">
      <style:paragraph-properties fo:break-before="page"/>
      <style:text-properties officeooo:rsid="01344c8f" officeooo:paragraph-rsid="000da986"/>
    </style:style>
    <style:style style:name="T1" style:family="text">
      <style:text-properties officeooo:rsid="01344c8f"/>
    </style:style>
    <style:style style:name="T2" style:family="text">
      <style:text-properties officeooo:rsid="01394e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umentation Fetchlog parser</text:p>
      <text:h text:style-name="P1" text:outline-level="2">How to use :</text:h>
      <text:list xml:id="list1137716175" text:style-name="L1">
        <text:list-item>
          <text:p text:style-name="P10"><text:span text:style-name="T1">Unzip the fetchlog output</text:span></text:p>
        </text:list-item>
        <text:list-item>
          <text:p text:style-name="P6">Upload the extracted file using the ICON area (drop the csv file or browse your files)</text:p>
        </text:list-item>
      </text:list>
      <text:p text:style-name="P9"/>
      <text:h text:style-name="P1" text:outline-level="2">The tabs :</text:h>
      <text:h text:style-name="P2" text:outline-level="3">The Site-centric Tab</text:h>
      <text:p text:style-name="P13"><text:span text:style-name="T1">The existing tag filters are diplayed on the top of the tab.</text:span></text:p>
      <text:p text:style-name="P9">Default tags are the filters that natively exist. Below the following tags and their filters :</text:p>
      <text:p text:style-name="P9"/>
      <text:list xml:id="list2667712101" text:style-name="L4">
        <text:list-item>
          <text:p text:style-name="P7">Generic</text:p>
        </text:list-item>
      </text:list>
      <text:p text:style-name="P9"/>
      <text:p text:style-name="P4">{</text:p>
      <text:p text:style-name="P4"><text:s text:c="4"/>label: "Generic",</text:p>
      <text:p text:style-name="P4"><text:s text:c="4"/>name: "genericTags",</text:p>
      <text:p text:style-name="P4"><text:s text:c="4"/>type: "default",</text:p>
      <text:p text:style-name="P4"><text:s text:c="4"/>includedParams: [</text:p>
      <text:p text:style-name="P4"><text:s text:c="8"/>"urlp",</text:p>
      <text:p text:style-name="P4"><text:s text:c="4"/>],</text:p>
      <text:p text:style-name="P4"><text:s text:c="4"/>excludedParams: [</text:p>
      <text:p text:style-name="P4"><text:s text:c="8"/>"prdr0",</text:p>
      <text:p text:style-name="P4"><text:s text:c="8"/>"ref",</text:p>
      <text:p text:style-name="P4"><text:s text:c="8"/>"scart=1",</text:p>
      <text:p text:style-name="P4"><text:s text:c="8"/>"amount",</text:p>
      <text:p text:style-name="P4"><text:s text:c="8"/>"eise",</text:p>
      <text:p text:style-name="P4"><text:s text:c="8"/>"error"</text:p>
      <text:p text:style-name="P4"><text:s text:c="4"/>]</text:p>
      <text:p text:style-name="P3">}</text:p>
      <text:p text:style-name="P9"/>
      <text:list xml:id="list121124266201235" text:continue-numbering="true" text:style-name="L4">
        <text:list-item>
          <text:p text:style-name="P7">Product</text:p>
        </text:list-item>
      </text:list>
      <text:p text:style-name="P9"/>
      <text:p text:style-name="P5">{</text:p>
      <text:p text:style-name="P4"><text:s text:c="4"/>label: "Product",</text:p>
      <text:p text:style-name="P4"><text:s text:c="4"/>name: "productTags",</text:p>
      <text:p text:style-name="P4"><text:s text:c="4"/>type: "default",</text:p>
      <text:p text:style-name="P4"><text:s text:c="4"/>includedParams: [</text:p>
      <text:p text:style-name="P4"><text:s text:c="8"/>"prdr0",</text:p>
      <text:p text:style-name="P4"><text:s text:c="4"/>],</text:p>
      <text:p text:style-name="P4"><text:s text:c="4"/>excludedParams: [</text:p>
      <text:p text:style-name="P4"><text:s text:c="8"/>"prdr1",</text:p>
      <text:p text:style-name="P4"><text:s text:c="8"/>"ref",</text:p>
      <text:p text:style-name="P4"><text:s text:c="8"/>"scart=1",</text:p>
      <text:p text:style-name="P4"><text:s text:c="8"/>"amount",</text:p>
      <text:p text:style-name="P4"><text:s text:c="8"/>"estimate=1",</text:p>
      <text:p text:style-name="P4"><text:s text:c="8"/>"error"</text:p>
      <text:p text:style-name="P4"><text:s text:c="4"/>]</text:p>
      <text:p text:style-name="P3"><text:soft-page-break/>}</text:p>
      <text:p text:style-name="P9"/>
      <text:list xml:id="list121124678542480" text:continue-numbering="true" text:style-name="L4">
        <text:list-item>
          <text:p text:style-name="P7">Category</text:p>
        </text:list-item>
      </text:list>
      <text:p text:style-name="P9"/>
      <text:p text:style-name="P4">{</text:p>
      <text:p text:style-name="P4"><text:s text:c="4"/>label: "Category",</text:p>
      <text:p text:style-name="P4"><text:s text:c="4"/>name: "categoryTags",</text:p>
      <text:p text:style-name="P4"><text:s text:c="4"/>type: "default",</text:p>
      <text:p text:style-name="P4"><text:s text:c="4"/>includedParams: [</text:p>
      <text:p text:style-name="P4"><text:s text:c="8"/>"prdr1",</text:p>
      <text:p text:style-name="P4"><text:s text:c="4"/>],</text:p>
      <text:p text:style-name="P4"><text:s text:c="4"/>excludedParams: [</text:p>
      <text:p text:style-name="P4"><text:s text:c="8"/>"ref",</text:p>
      <text:p text:style-name="P4"><text:s text:c="8"/>"scart=1",</text:p>
      <text:p text:style-name="P4"><text:s text:c="8"/>"amount",</text:p>
      <text:p text:style-name="P4"><text:s text:c="8"/>"estimate=1",</text:p>
      <text:p text:style-name="P4"><text:s text:c="8"/>"error"</text:p>
      <text:p text:style-name="P4"><text:s text:c="4"/>]</text:p>
      <text:p text:style-name="P3">}</text:p>
      <text:p text:style-name="P9"/>
      <text:list xml:id="list121124906050919" text:continue-numbering="true" text:style-name="L4">
        <text:list-item>
          <text:p text:style-name="P7">Search</text:p>
        </text:list-item>
      </text:list>
      <text:p text:style-name="P9"/>
      <text:p text:style-name="P4">{</text:p>
      <text:p text:style-name="P4"><text:s text:c="4"/>label: "Search",</text:p>
      <text:p text:style-name="P4"><text:s text:c="4"/>name: "searchTags",</text:p>
      <text:p text:style-name="P4"><text:s text:c="4"/>type: "default",</text:p>
      <text:p text:style-name="P4"><text:s text:c="4"/>includedParams: [</text:p>
      <text:p text:style-name="P4"><text:s text:c="8"/>"eise",</text:p>
      <text:p text:style-name="P4"><text:s text:c="8"/>"eisd0",</text:p>
      <text:p text:style-name="P4"><text:s text:c="8"/>"eisd1",</text:p>
      <text:p text:style-name="P4"><text:s text:c="8"/>"eisk0"</text:p>
      <text:p text:style-name="P4"><text:s text:c="4"/>],</text:p>
      <text:p text:style-name="P4"><text:s text:c="4"/>excludedParams: [</text:p>
      <text:p text:style-name="P4"><text:s text:c="8"/>"ref",</text:p>
      <text:p text:style-name="P4"><text:s text:c="8"/>"scart=1",</text:p>
      <text:p text:style-name="P4"><text:s text:c="8"/>"amount",</text:p>
      <text:p text:style-name="P4"><text:s text:c="8"/>"estimate=1"</text:p>
      <text:p text:style-name="P4"><text:s text:c="4"/>]</text:p>
      <text:p text:style-name="P3">}</text:p>
      <text:p text:style-name="P9"/>
      <text:list xml:id="list121125216255331" text:continue-numbering="true" text:style-name="L4">
        <text:list-item>
          <text:p text:style-name="P7">Error</text:p>
        </text:list-item>
      </text:list>
      <text:p text:style-name="P9"/>
      <text:p text:style-name="P5">{</text:p>
      <text:p text:style-name="P4"><text:s text:c="4"/>label: "Error",</text:p>
      <text:p text:style-name="P4"><text:s text:c="4"/>name: "errorTags",</text:p>
      <text:p text:style-name="P4"><text:s text:c="4"/>type: "default",</text:p>
      <text:p text:style-name="P4"><text:s text:c="4"/>includedParams: [</text:p>
      <text:p text:style-name="P4"><text:s text:c="8"/>"error=1"</text:p>
      <text:p text:style-name="P4"><text:s text:c="4"/>],</text:p>
      <text:p text:style-name="P4"><text:s text:c="4"/>excludedParams: [</text:p>
      <text:p text:style-name="P4"><text:s text:c="8"/>"ref",</text:p>
      <text:p text:style-name="P4"><text:s text:c="8"/>"scart=1",</text:p>
      <text:p text:style-name="P4"><text:s text:c="8"/>"amount",</text:p>
      <text:p text:style-name="P4"><text:s text:c="8"/>"estimate=1"</text:p>
      <text:p text:style-name="P4"><text:soft-page-break/><text:s text:c="4"/>]</text:p>
      <text:p text:style-name="P3">}</text:p>
      <text:p text:style-name="P9"/>
      <text:list xml:id="list121124573857185" text:continue-numbering="true" text:style-name="L4">
        <text:list-item>
          <text:p text:style-name="P7">Estimate</text:p>
        </text:list-item>
      </text:list>
      <text:p text:style-name="P9"/>
      <text:p text:style-name="P4">{</text:p>
      <text:p text:style-name="P4"><text:s text:c="4"/>label: "Estimate",</text:p>
      <text:p text:style-name="P4"><text:s text:c="4"/>name: "estimateTags",</text:p>
      <text:p text:style-name="P4"><text:s text:c="4"/>type: "default",</text:p>
      <text:p text:style-name="P4"><text:s text:c="4"/>includedParams: [</text:p>
      <text:p text:style-name="P4"><text:s text:c="8"/>"ref",</text:p>
      <text:p text:style-name="P4"><text:s text:c="8"/>"estimate=1"</text:p>
      <text:p text:style-name="P4"><text:s text:c="4"/>],</text:p>
      <text:p text:style-name="P4"><text:s text:c="4"/>excludedParams: [</text:p>
      <text:p text:style-name="P4"><text:s text:c="8"/>"scart=1",</text:p>
      <text:p text:style-name="P4"><text:s text:c="8"/>"amount",</text:p>
      <text:p text:style-name="P4"><text:s text:c="4"/>]</text:p>
      <text:p text:style-name="P3">}</text:p>
      <text:p text:style-name="P9"/>
      <text:list xml:id="list121124134623168" text:continue-numbering="true" text:style-name="L4">
        <text:list-item>
          <text:p text:style-name="P7">Add to cart</text:p>
        </text:list-item>
      </text:list>
      <text:p text:style-name="P9"/>
      <text:p text:style-name="P4">{</text:p>
      <text:p text:style-name="P4"><text:s text:c="4"/>label: "Add to cart",</text:p>
      <text:p text:style-name="P4"><text:s text:c="4"/>name: "addToCartTags",</text:p>
      <text:p text:style-name="P4"><text:s text:c="4"/>type: "default",</text:p>
      <text:p text:style-name="P4"><text:s text:c="4"/>includedParams: [</text:p>
      <text:p text:style-name="P4"><text:s text:c="8"/>"prdr0",</text:p>
      <text:p text:style-name="P4"><text:s text:c="8"/>"prda0",</text:p>
      <text:p text:style-name="P4"><text:s text:c="8"/>"prdq0",</text:p>
      <text:p text:style-name="P4"><text:s text:c="8"/>"scartcumul=1",</text:p>
      <text:p text:style-name="P4"><text:s text:c="8"/>"scart=1"</text:p>
      <text:p text:style-name="P4"><text:s text:c="4"/>],</text:p>
      <text:p text:style-name="P4"><text:s text:c="4"/>excludedParams: [</text:p>
      <text:p text:style-name="P4"><text:s text:c="8"/>"amount",</text:p>
      <text:p text:style-name="P4"><text:s text:c="8"/>"ref"</text:p>
      <text:p text:style-name="P4"><text:s text:c="4"/>]</text:p>
      <text:p text:style-name="P3">}</text:p>
      <text:p text:style-name="P9"/>
      <text:list xml:id="list121123823239096" text:continue-numbering="true" text:style-name="L4">
        <text:list-item>
          <text:p text:style-name="P7">Cart page</text:p>
        </text:list-item>
      </text:list>
      <text:p text:style-name="P9"/>
      <text:p text:style-name="P5">{</text:p>
      <text:p text:style-name="P4"><text:s text:c="4"/>label: "Cart page",</text:p>
      <text:p text:style-name="P4"><text:s text:c="4"/>name: "cartPageTags",</text:p>
      <text:p text:style-name="P4"><text:s text:c="4"/>type: "default",</text:p>
      <text:p text:style-name="P4"><text:s text:c="4"/>includedParams: [</text:p>
      <text:p text:style-name="P4"><text:s text:c="8"/>"prdr0",</text:p>
      <text:p text:style-name="P4"><text:s text:c="8"/>"prda0",</text:p>
      <text:p text:style-name="P4"><text:s text:c="8"/>"prdq0",</text:p>
      <text:p text:style-name="P4"><text:s text:c="8"/>"scartcumul=0",</text:p>
      <text:p text:style-name="P4"><text:s text:c="8"/>"scart=1"</text:p>
      <text:p text:style-name="P4"><text:s text:c="4"/>],</text:p>
      <text:p text:style-name="P4"><text:s text:c="4"/>excludedParams: [</text:p>
      <text:p text:style-name="P4"><text:s text:c="8"/>"amount",</text:p>
      <text:p text:style-name="P4"><text:s text:c="8"/>"ref"</text:p>
      <text:p text:style-name="P4"><text:soft-page-break/><text:s text:c="4"/>]</text:p>
      <text:p text:style-name="P3">}</text:p>
      <text:p text:style-name="P9"/>
      <text:list xml:id="list121124627869651" text:continue-numbering="true" text:style-name="L4">
        <text:list-item>
          <text:p text:style-name="P7">Order</text:p>
        </text:list-item>
      </text:list>
      <text:p text:style-name="P9"/>
      <text:p text:style-name="P4">{</text:p>
      <text:p text:style-name="P4"><text:s text:c="4"/>label: "Order",</text:p>
      <text:p text:style-name="P4"><text:s text:c="4"/>name: "orderTags",</text:p>
      <text:p text:style-name="P4"><text:s text:c="4"/>type: "default",</text:p>
      <text:p text:style-name="P4"><text:s text:c="4"/>includedParams: [</text:p>
      <text:p text:style-name="P4"><text:s text:c="8"/>"prdr0",</text:p>
      <text:p text:style-name="P4"><text:s text:c="8"/>"prda0",</text:p>
      <text:p text:style-name="P4"><text:s text:c="8"/>"prdq0",</text:p>
      <text:p text:style-name="P4"><text:s text:c="8"/>"ref",</text:p>
      <text:p text:style-name="P4"><text:s text:c="8"/>"amount",</text:p>
      <text:p text:style-name="P4"><text:s text:c="4"/>],</text:p>
      <text:p text:style-name="P4"><text:s text:c="4"/>excludedParams: [</text:p>
      <text:p text:style-name="P4"><text:s text:c="8"/>"scart=1",</text:p>
      <text:p text:style-name="P4"><text:s text:c="8"/>"estimate=1"</text:p>
      <text:p text:style-name="P4"><text:s text:c="4"/>]</text:p>
      <text:p text:style-name="P4">}</text:p>
      <text:p text:style-name="P13"/>
      <text:p text:style-name="P13"/>
      <text:p text:style-name="P11">Search additional <text:span text:style-name="T2">tags</text:span></text:p>
      <text:p text:style-name="P12">You can create additional tags to search for in the logs.</text:p>
      <text:p text:style-name="P12">They must have a name (to display), an ID and at least 1 parameter (included and/or excluded).</text:p>
      <text:p text:style-name="P12"/>
      <text:h text:style-name="P2" text:outline-level="3">The Ad-centric Tab</text:h>
      <text:p text:style-name="P13"><text:span text:style-name="T1">The existing ad tracking filters are diplayed on the top of the tab.</text:span></text:p>
      <text:p text:style-name="P9">Default tags are the filters that natively exist. Below the following tags and their filters :</text:p>
      <text:p text:style-name="P9"/>
      <text:list xml:id="list2768247752" text:style-name="L5">
        <text:list-item>
          <text:p text:style-name="P8">Affiliation</text:p>
        </text:list-item>
      </text:list>
      <text:p text:style-name="P9"/>
      <text:p text:style-name="P4">{</text:p>
      <text:p text:style-name="P4"><text:s text:c="4"/>label: "Affiliation",</text:p>
      <text:p text:style-name="P4"><text:s text:c="4"/>name: "affiliationTracking",</text:p>
      <text:p text:style-name="P4"><text:s text:c="4"/>status: "notFound",</text:p>
      <text:p text:style-name="P4"><text:s text:c="4"/>includedParams: [</text:p>
      <text:p text:style-name="P4"><text:s text:c="8"/>"eaf-publisher",</text:p>
      <text:p text:style-name="P4"><text:s text:c="8"/>"eaf-name",</text:p>
      <text:p text:style-name="P4"><text:s text:c="8"/>"eaf-creative",</text:p>
      <text:p text:style-name="P4"><text:s text:c="8"/>"eaf-creativetype"</text:p>
      <text:p text:style-name="P4"><text:s text:c="4"/>]</text:p>
      <text:p text:style-name="P3">}, </text:p>
      <text:p text:style-name="P9"/>
      <text:list xml:id="list121124493467585" text:continue-numbering="true" text:style-name="L5">
        <text:list-item>
          <text:p text:style-name="P8">Epub</text:p>
        </text:list-item>
      </text:list>
      <text:p text:style-name="P9"><text:soft-page-break/></text:p>
      <text:p text:style-name="P4">{</text:p>
      <text:p text:style-name="P4"><text:s text:c="4"/>label: "Epub",</text:p>
      <text:p text:style-name="P4"><text:s text:c="4"/>name: "epubTracking",</text:p>
      <text:p text:style-name="P4"><text:s text:c="4"/>status: "notFound",</text:p>
      <text:p text:style-name="P4"><text:s text:c="4"/>includedParams: [</text:p>
      <text:p text:style-name="P4"><text:s text:c="8"/>"ead-publisher",</text:p>
      <text:p text:style-name="P4"><text:s text:c="8"/>"ead-name",</text:p>
      <text:p text:style-name="P4"><text:s text:c="8"/>"ead-location",</text:p>
      <text:p text:style-name="P4"><text:s text:c="8"/>"ead-creative",</text:p>
      <text:p text:style-name="P4"><text:s text:c="8"/>"ead-creativetype"</text:p>
      <text:p text:style-name="P4"><text:s text:c="4"/>]</text:p>
      <text:p text:style-name="P3">}</text:p>
      <text:p text:style-name="P9"/>
      <text:list xml:id="list121124939815659" text:continue-numbering="true" text:style-name="L5">
        <text:list-item>
          <text:p text:style-name="P8">Comparator</text:p>
        </text:list-item>
      </text:list>
      <text:p text:style-name="P9"/>
      <text:p text:style-name="P4">{</text:p>
      <text:p text:style-name="P4"><text:s text:c="4"/>label: "Comparator",</text:p>
      <text:p text:style-name="P4"><text:s text:c="4"/>name: "comparatorTracking",</text:p>
      <text:p text:style-name="P4"><text:s text:c="4"/>status: "notFound",</text:p>
      <text:p text:style-name="P4"><text:s text:c="4"/>includedParams: [</text:p>
      <text:p text:style-name="P4"><text:s text:c="8"/>"etf-publisher",</text:p>
      <text:p text:style-name="P4"><text:s text:c="8"/>"etf-name"</text:p>
      <text:p text:style-name="P4"><text:s text:c="4"/>]</text:p>
      <text:p text:style-name="P3">}</text:p>
      <text:p text:style-name="P9"/>
      <text:list xml:id="list121124234518756" text:continue-numbering="true" text:style-name="L5">
        <text:list-item>
          <text:p text:style-name="P8">Mailing</text:p>
        </text:list-item>
      </text:list>
      <text:p text:style-name="P9"/>
      <text:p text:style-name="P4">{</text:p>
      <text:p text:style-name="P4"><text:s text:c="4"/>label: "Mailing",</text:p>
      <text:p text:style-name="P4"><text:s text:c="4"/>name: "mailingTracking",</text:p>
      <text:p text:style-name="P4"><text:s text:c="4"/>status: "notFound",</text:p>
      <text:p text:style-name="P4"><text:s text:c="4"/>includedParams: [</text:p>
      <text:p text:style-name="P4"><text:s text:c="8"/>"eml-publisher",</text:p>
      <text:p text:style-name="P4"><text:s text:c="8"/>"eml-name"</text:p>
      <text:p text:style-name="P4"><text:s text:c="4"/>]</text:p>
      <text:p text:style-name="P3">}</text:p>
      <text:p text:style-name="P9"/>
      <text:list xml:id="list121123364736094" text:continue-numbering="true" text:style-name="L5">
        <text:list-item>
          <text:p text:style-name="P8">Social</text:p>
        </text:list-item>
      </text:list>
      <text:p text:style-name="P9"/>
      <text:p text:style-name="P4">{</text:p>
      <text:p text:style-name="P4"><text:s text:c="4"/>label: "Social",</text:p>
      <text:p text:style-name="P4"><text:s text:c="4"/>name: "socialTracking",</text:p>
      <text:p text:style-name="P4"><text:s text:c="4"/>status: "notFound",</text:p>
      <text:p text:style-name="P4"><text:s text:c="4"/>includedParams: [</text:p>
      <text:p text:style-name="P4"><text:s text:c="8"/>"esc-publisher",</text:p>
      <text:p text:style-name="P4"><text:s text:c="8"/>"esc-name",</text:p>
      <text:p text:style-name="P4"><text:s text:c="8"/>"esc-location",</text:p>
      <text:p text:style-name="P4"><text:s text:c="8"/>"esc-creative",</text:p>
      <text:p text:style-name="P4"><text:s text:c="8"/>"esc-creativetype"</text:p>
      <text:p text:style-name="P4"><text:s text:c="4"/>]</text:p>
      <text:p text:style-name="P3">}</text:p>
      <text:p text:style-name="P9"/>
      <text:list xml:id="list121124250798368" text:continue-numbering="true" text:style-name="L5">
        <text:list-item>
          <text:p text:style-name="P8"><text:soft-page-break/>Sponsored Links</text:p>
        </text:list-item>
      </text:list>
      <text:p text:style-name="P9"/>
      <text:p text:style-name="P4">{</text:p>
      <text:p text:style-name="P4"><text:s text:c="4"/>label: "Sponsored Links",</text:p>
      <text:p text:style-name="P4"><text:s text:c="4"/>name: "sponsoredLinksTracking",</text:p>
      <text:p text:style-name="P4"><text:s text:c="4"/>status: "notFound",</text:p>
      <text:p text:style-name="P4"><text:s text:c="4"/>includedParams: [</text:p>
      <text:p text:style-name="P4"><text:s text:c="8"/>"esl-k=",</text:p>
      <text:p text:style-name="P4"><text:s text:c="8"/>"|a",</text:p>
      <text:p text:style-name="P4"><text:s text:c="8"/>"|g"</text:p>
      <text:p text:style-name="P4"><text:s text:c="4"/>]</text:p>
      <text:p text:style-name="P3">}</text:p>
      <text:p text:style-name="P9"/>
      <text:list xml:id="list121123516289475" text:continue-numbering="true" text:style-name="L5">
        <text:list-item>
          <text:p text:style-name="P8">Partnerships</text:p>
        </text:list-item>
      </text:list>
      <text:p text:style-name="P9"/>
      <text:p text:style-name="P4">{</text:p>
      <text:p text:style-name="P4"><text:s text:c="4"/>label: "Partnerships",</text:p>
      <text:p text:style-name="P4"><text:s text:c="4"/>name: "partnershipsTracking",</text:p>
      <text:p text:style-name="P4"><text:s text:c="4"/>status: "notFound",</text:p>
      <text:p text:style-name="P4"><text:s text:c="4"/>includedParams: [</text:p>
      <text:p text:style-name="P4"><text:s text:c="8"/>"ept-publisher",</text:p>
      <text:p text:style-name="P4"><text:s text:c="8"/>"ept-name"</text:p>
      <text:p text:style-name="P4"><text:s text:c="4"/>]</text:p>
      <text:p text:style-name="P4">}</text:p>
      <text:p text:style-name="P9"/>
      <text:p text:style-name="P9"/>
      <text:h text:style-name="P2" text:outline-level="3">The IP counter</text:h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2:10:50.863445503</meta:creation-date>
    <dc:date>2022-06-03T12:11:23.029240963</dc:date>
    <meta:editing-duration>PT32S</meta:editing-duration>
    <meta:editing-cycles>1</meta:editing-cycles>
    <meta:document-statistic meta:table-count="0" meta:image-count="0" meta:object-count="0" meta:page-count="6" meta:paragraph-count="242" meta:word-count="453" meta:character-count="4143" meta:non-whitespace-character-count="2909"/>
    <meta:generator>LibreOffice/6.4.7.2$Linux_X86_64 LibreOffice_project/40$Build-2</meta:generator>
  </office:meta>
</office:document-meta>
</file>